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9.6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65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d = ra +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d = ra –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d = ra &amp;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d = ra |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d = ra ^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rd = ra &amp; 0xff <text:s/>| (rb &lt;&lt; 8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rd = ((ra &amp; 0xff) == (rb &amp; 0xff)) | ((ra &gt;&gt; 8) == (rb &amp; 0xff)) &lt;&lt; 1 | (ra &amp; 0xff) == (rb &gt;&gt; 8)) &lt;&lt; 2 | ((ra &gt;&gt; 8) == (rb &gt;&gt; 8)) &lt;&lt; 3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rd = pc, pc += imm8</text:p>
          </table:table-cell>
          <table:table-cell table:number-columns-repeated="16365"/>
        </table:table-row>
        <table:table-row table:style-name="ro1">
          <table:table-cell table:style-name="ce3" office:value-type="string" calcext:value-type="string" table:number-columns-spanned="4" table:number-rows-spanned="1">
            <text:p>rd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lo(imm8)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hi(imm8)</text:p>
          </table:table-cell>
          <table:covered-table-cell table:number-columns-repeated="3" table:style-name="ce3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(unused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rd += imm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z</text:p>
          </table:table-cell>
          <table:table-cell office:value-type="string" calcext:value-type="string">
            <text:p>if rd == 0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nz</text:p>
          </table:table-cell>
          <table:table-cell office:value-type="string" calcext:value-type="string">
            <text:p>if rd != 0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 = D[rb + imm4]; L = 1 (set link status bit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D[rb + imm4] = rd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if C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</text:p>
          </table:table-cell>
          <table:table-cell office:value-type="string" calcext:value-type="string">
            <text:p>if !C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rd += rb + C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rd -= rb + C</text:p>
          </table:table-cell>
          <table:table-cell table:number-columns-repeated="16365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_c</text:p>
          </table:table-cell>
          <table:table-cell office:value-type="string" calcext:value-type="string">
            <text:p>if C: rd +=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rd = rb &gt;&gt;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rd = rb &gt;&gt; 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d = pc, pc =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</text:p>
          </table:table-cell>
          <table:table-cell office:value-type="string" calcext:value-type="string">
            <text:p>rd = P[rb]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 = P[++Pc]; This would allow us to get rid of ldui and free up one more 4bit opcode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_c</text:p>
          </table:table-cell>
          <table:table-cell office:value-type="string" calcext:value-type="string">
            <text:p>C = L; if L: D[rb] = rd (Store conditional, unless there was an interrupt since last load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rd = rd &amp;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rd = rd |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rd = rd ^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 (TBD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control register (TBD)</text:p>
          </table:table-cell>
          <table:table-cell table:number-columns-repeated="16365"/>
        </table:table-row>
        <table:table-row table:style-name="ro1">
          <table:table-cell table:style-name="Default" table:number-columns-repeated="4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yscall</text:p>
          </table:table-cell>
          <table:table-cell office:value-type="string" calcext:value-type="string">
            <text:p>TBD</text:p>
          </table:table-cell>
          <table:table-cell table:number-columns-repeated="16365"/>
        </table:table-row>
        <table:table-row table:style-name="ro1"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TBD</text:p>
          </table:table-cell>
          <table:table-cell table:number-columns-repeated="16365"/>
        </table:table-row>
        <table:table-row table:style-name="ro1">
          <table:table-cell table:style-name="ce4" table:number-columns-repeated="8"/>
          <table:table-cell table:style-name="ce3" office:value-type="string" calcext:value-type="string" table:number-columns-spanned="4" table:number-rows-spanned="1">
            <text:p>0100 – 1110</text:p>
          </table:table-cell>
          <table:covered-table-cell table:number-columns-repeated="3" table:style-name="ce3"/>
          <table:table-cell table:number-columns-repeated="4" table:style-name="ce3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(unused)</text:p>
          </table:table-cell>
          <table:table-cell table:style-name="ce4" table:number-columns-repeated="16365"/>
        </table:table-row>
        <table:table-row table:style-name="ro1"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Pause emulator / switch to single step mode</text:p>
          </table:table-cell>
          <table:table-cell table:number-columns-repeated="16365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7"/>
          <table:table-cell office:value-type="string" calcext:value-type="string">
            <text:p>Wishlist / ideas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7"/>
          <table:table-cell office:value-type="string" calcext:value-type="string">
            <text:p>sext</text:p>
          </table:table-cell>
          <table:table-cell office:value-type="string" calcext:value-type="string">
            <text:p>rd = sext(rb &amp; 0xff)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bit</text:p>
          </table:table-cell>
          <table:table-cell office:value-type="string" calcext:value-type="string">
            <text:p>rd = 1 &lt;&lt; rb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biti</text:p>
          </table:table-cell>
          <table:table-cell office:value-type="string" calcext:value-type="string">
            <text:p>rd = 1 &lt;&lt; imm4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.00.0000</text:date>, <text:time style:data-style-name="N2" text:time-value="22:15:19.241138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5-09-16T14:56:27.814169518</dc:date>
    <meta:editing-duration>PT13H18M38S</meta:editing-duration>
    <meta:editing-cycles>27</meta:editing-cycles>
    <meta:generator>LibreOffice/25.2.5.2$Linux_X86_64 LibreOffice_project/520$Build-2</meta:generator>
    <meta:document-statistic meta:table-count="1" meta:cell-count="398" meta:object-count="0"/>
  </office:meta>
</office:document-meta>
</file>